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2000000265A82BAA85D79F4EB.png" manifest:media-type="image/png"/>
  <manifest:file-entry manifest:full-path="Pictures/10000201000001B2000000267C75A7A58F6CED28.png" manifest:media-type="image/png"/>
  <manifest:file-entry manifest:full-path="Pictures/10000201000001B10000002674612392E87922D2.png" manifest:media-type="image/png"/>
  <manifest:file-entry manifest:full-path="Pictures/10000201000001B200000026FFE9C798F47BE266.png" manifest:media-type="image/png"/>
  <manifest:file-entry manifest:full-path="Pictures/10000000000009EF0000018A136D27D0F1F1AC5F.jpg" manifest:media-type="image/jpeg"/>
  <manifest:file-entry manifest:full-path="Pictures/10000201000001B20000002620C098183E62CF93.png" manifest:media-type="image/png"/>
  <manifest:file-entry manifest:full-path="Pictures/10000201000001B20000002618EFBD72DCED52EB.png" manifest:media-type="image/png"/>
  <manifest:file-entry manifest:full-path="Pictures/10000201000001B2000000262D1360C2E16B9AFC.png" manifest:media-type="image/png"/>
  <manifest:file-entry manifest:full-path="Pictures/10000201000001B2000000263472BF0563469D2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style:font-name="Verdana" fo:font-size="24pt" officeooo:rsid="0015b6d6" officeooo:paragraph-rsid="0015b6d6" style:font-size-asian="28pt" style:font-size-complex="28pt"/>
    </style:style>
    <style:style style:name="P2" style:family="paragraph" style:parent-style-name="Text_20_body">
      <style:paragraph-properties fo:text-align="center" style:justify-single-word="false"/>
      <style:text-properties style:font-name="Verdana" fo:font-size="14pt" officeooo:rsid="0016faf1" officeooo:paragraph-rsid="0016faf1" style:font-size-asian="14pt" style:font-size-complex="14pt"/>
    </style:style>
    <style:style style:name="P3" style:family="paragraph" style:parent-style-name="Text_20_body">
      <style:paragraph-properties fo:text-align="center" style:justify-single-word="false"/>
      <style:text-properties style:font-name="Verdana" fo:font-size="14pt" officeooo:rsid="0016faf1" officeooo:paragraph-rsid="0018a793" style:font-size-asian="14pt" style:font-size-complex="14pt"/>
    </style:style>
    <style:style style:name="P4" style:family="paragraph" style:parent-style-name="Text_20_body">
      <style:paragraph-properties fo:text-align="center" style:justify-single-word="false"/>
      <style:text-properties style:font-name="Verdana" fo:font-size="14pt" officeooo:rsid="0015b6d6" officeooo:paragraph-rsid="0018a793" style:font-size-asian="14pt" style:font-size-complex="14pt"/>
    </style:style>
    <style:style style:name="P5" style:family="paragraph" style:parent-style-name="Text_20_body">
      <style:text-properties officeooo:rsid="001a0cbe" officeooo:paragraph-rsid="001b6e54"/>
    </style:style>
    <style:style style:name="P6" style:family="paragraph" style:parent-style-name="Text_20_body">
      <style:text-properties officeooo:rsid="001a988d" officeooo:paragraph-rsid="001a988d"/>
    </style:style>
    <style:style style:name="P7" style:family="paragraph" style:parent-style-name="Text_20_body">
      <style:text-properties officeooo:rsid="001b6e54" officeooo:paragraph-rsid="001b6e54"/>
    </style:style>
    <style:style style:name="P8" style:family="paragraph" style:parent-style-name="Text_20_body">
      <style:text-properties officeooo:rsid="001cb2b3" officeooo:paragraph-rsid="001cb2b3"/>
    </style:style>
    <style:style style:name="P9" style:family="paragraph" style:parent-style-name="Text_20_body">
      <style:text-properties officeooo:rsid="00226a4c" officeooo:paragraph-rsid="00228a1a"/>
    </style:style>
    <style:style style:name="P10" style:family="paragraph" style:parent-style-name="Text_20_body">
      <style:text-properties officeooo:rsid="00228a1a" officeooo:paragraph-rsid="00228a1a"/>
    </style:style>
    <style:style style:name="P11" style:family="paragraph" style:parent-style-name="Text_20_body">
      <style:text-properties officeooo:rsid="00248c1d" officeooo:paragraph-rsid="00248c1d"/>
    </style:style>
    <style:style style:name="P12" style:family="paragraph" style:parent-style-name="Text_20_body">
      <style:text-properties officeooo:rsid="002520c7" officeooo:paragraph-rsid="002520c7"/>
    </style:style>
    <style:style style:name="P13" style:family="paragraph" style:parent-style-name="Text_20_body">
      <style:text-properties officeooo:rsid="002520c7" officeooo:paragraph-rsid="00265e6c"/>
    </style:style>
    <style:style style:name="P14" style:family="paragraph" style:parent-style-name="Text_20_body">
      <style:text-properties officeooo:rsid="00265e6c" officeooo:paragraph-rsid="00265e6c"/>
    </style:style>
    <style:style style:name="P15" style:family="paragraph" style:parent-style-name="Text_20_body">
      <style:text-properties officeooo:rsid="0027907b" officeooo:paragraph-rsid="0027907b"/>
    </style:style>
    <style:style style:name="P16" style:family="paragraph" style:parent-style-name="Text_20_body">
      <style:text-properties officeooo:rsid="0027c36e" officeooo:paragraph-rsid="0027c36e"/>
    </style:style>
    <style:style style:name="P17" style:family="paragraph" style:parent-style-name="Text_20_body">
      <style:text-properties officeooo:rsid="0029bc24" officeooo:paragraph-rsid="0029bc24"/>
    </style:style>
    <style:style style:name="P18" style:family="paragraph" style:parent-style-name="Text_20_body">
      <style:text-properties officeooo:rsid="002a6dc8" officeooo:paragraph-rsid="002a6dc8"/>
    </style:style>
    <style:style style:name="P19" style:family="paragraph" style:parent-style-name="Text_20_body">
      <style:text-properties officeooo:rsid="002b2895" officeooo:paragraph-rsid="002b2895"/>
    </style:style>
    <style:style style:name="P20" style:family="paragraph" style:parent-style-name="Text_20_body">
      <style:text-properties officeooo:rsid="002c378e" officeooo:paragraph-rsid="002c378e"/>
    </style:style>
    <style:style style:name="P21" style:family="paragraph" style:parent-style-name="Text_20_body">
      <style:text-properties officeooo:rsid="002d2eb2" officeooo:paragraph-rsid="002d2eb2"/>
    </style:style>
    <style:style style:name="P22" style:family="paragraph" style:parent-style-name="Text_20_body">
      <style:text-properties officeooo:rsid="002f295c" officeooo:paragraph-rsid="002f295c"/>
    </style:style>
    <style:style style:name="P23" style:family="paragraph" style:parent-style-name="Text_20_body">
      <style:text-properties officeooo:rsid="00304a4d" officeooo:paragraph-rsid="00304a4d"/>
    </style:style>
    <style:style style:name="P24" style:family="paragraph" style:parent-style-name="Text_20_body">
      <style:text-properties officeooo:rsid="00307a84"/>
    </style:style>
    <style:style style:name="P25" style:family="paragraph" style:parent-style-name="Text_20_body">
      <style:text-properties officeooo:rsid="00307a84" officeooo:paragraph-rsid="00307a84"/>
    </style:style>
    <style:style style:name="P26"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7" style:family="paragraph" style:parent-style-name="Text_20_body">
      <style:text-properties fo:font-size="12pt" fo:font-style="normal" style:text-underline-style="none" fo:font-weight="normal" officeooo:rsid="003301c8" officeooo:paragraph-rsid="003301c8" style:font-size-asian="12pt" style:font-style-asian="normal" style:font-weight-asian="normal" style:font-size-complex="12pt" style:font-style-complex="normal" style:font-weight-complex="normal"/>
    </style:style>
    <style:style style:name="P28" style:family="paragraph" style:parent-style-name="Text_20_body">
      <style:text-properties fo:font-size="12pt" fo:font-style="normal" style:text-underline-style="none" fo:font-weight="normal" officeooo:rsid="00360f5d" officeooo:paragraph-rsid="00360f5d" style:font-size-asian="12pt" style:font-style-asian="normal" style:font-weight-asian="normal" style:font-size-complex="12pt" style:font-style-complex="normal" style:font-weight-complex="normal"/>
    </style:style>
    <style:style style:name="P29" style:family="paragraph" style:parent-style-name="Text_20_body">
      <style:text-properties fo:font-size="12pt" fo:font-style="normal" style:text-underline-style="none" fo:font-weight="normal" officeooo:rsid="00343050" officeooo:paragraph-rsid="00343050" style:font-size-asian="12pt" style:font-style-asian="normal" style:font-weight-asian="normal" style:font-size-complex="12pt" style:font-style-complex="normal" style:font-weight-complex="normal"/>
    </style:style>
    <style:style style:name="P30" style:family="paragraph" style:parent-style-name="Text_20_body">
      <style:text-properties fo:font-size="12pt" fo:font-style="normal" style:text-underline-style="none" fo:font-weight="normal" officeooo:rsid="003dd798" officeooo:paragraph-rsid="003dd798" style:font-size-asian="12pt" style:font-style-asian="normal" style:font-weight-asian="normal" style:font-size-complex="12pt" style:font-style-complex="normal" style:font-weight-complex="normal"/>
    </style:style>
    <style:style style:name="P31" style:family="paragraph" style:parent-style-name="Text_20_body">
      <style:text-properties fo:font-size="12pt" fo:font-style="normal" style:text-underline-style="none" fo:font-weight="normal" officeooo:rsid="004f3b13" officeooo:paragraph-rsid="004f3b13" style:font-size-asian="12pt" style:font-style-asian="normal" style:font-weight-asian="normal" style:font-size-complex="12pt" style:font-style-complex="normal" style:font-weight-complex="normal"/>
    </style:style>
    <style:style style:name="P32" style:family="paragraph" style:parent-style-name="Text_20_body">
      <style:text-properties officeooo:rsid="003678a4" officeooo:paragraph-rsid="003678a4"/>
    </style:style>
    <style:style style:name="P33" style:family="paragraph" style:parent-style-name="Text_20_body">
      <style:text-properties officeooo:rsid="003846aa" officeooo:paragraph-rsid="003846aa"/>
    </style:style>
    <style:style style:name="P34" style:family="paragraph" style:parent-style-name="Text_20_body">
      <style:text-properties officeooo:rsid="003968cc" officeooo:paragraph-rsid="003968cc"/>
    </style:style>
    <style:style style:name="P35" style:family="paragraph" style:parent-style-name="Text_20_body">
      <style:text-properties officeooo:rsid="003968cc" officeooo:paragraph-rsid="003b9ae9"/>
    </style:style>
    <style:style style:name="P36" style:family="paragraph" style:parent-style-name="Text_20_body">
      <style:text-properties officeooo:rsid="003b64c0" officeooo:paragraph-rsid="003b64c0"/>
    </style:style>
    <style:style style:name="P37" style:family="paragraph" style:parent-style-name="Text_20_body">
      <style:text-properties officeooo:rsid="003b64c0" officeooo:paragraph-rsid="003b9ae9"/>
    </style:style>
    <style:style style:name="P38" style:family="paragraph" style:parent-style-name="Text_20_body">
      <style:text-properties officeooo:rsid="003b9ae9" officeooo:paragraph-rsid="003b9ae9"/>
    </style:style>
    <style:style style:name="P39" style:family="paragraph" style:parent-style-name="Text_20_body">
      <style:text-properties officeooo:rsid="003c2f94" officeooo:paragraph-rsid="003c2f94"/>
    </style:style>
    <style:style style:name="P40" style:family="paragraph" style:parent-style-name="Text_20_body">
      <style:text-properties officeooo:rsid="00489bbd" officeooo:paragraph-rsid="00489bbd"/>
    </style:style>
    <style:style style:name="P41" style:family="paragraph" style:parent-style-name="Text_20_body">
      <style:text-properties officeooo:rsid="0049d6cf" officeooo:paragraph-rsid="004b87a2"/>
    </style:style>
    <style:style style:name="P42" style:family="paragraph" style:parent-style-name="Text_20_body">
      <style:text-properties officeooo:rsid="004b87a2" officeooo:paragraph-rsid="004b87a2"/>
    </style:style>
    <style:style style:name="P43" style:family="paragraph" style:parent-style-name="Text_20_body">
      <style:text-properties officeooo:rsid="004d1c54" officeooo:paragraph-rsid="004d1c54"/>
    </style:style>
    <style:style style:name="P44" style:family="paragraph" style:parent-style-name="Text_20_body">
      <style:text-properties officeooo:rsid="004e593b" officeooo:paragraph-rsid="004e593b"/>
    </style:style>
    <style:style style:name="P45" style:family="paragraph" style:parent-style-name="Text_20_body">
      <style:text-properties officeooo:rsid="004f3b13" officeooo:paragraph-rsid="004f3b13"/>
    </style:style>
    <style:style style:name="P46" style:family="paragraph" style:parent-style-name="Text_20_body">
      <style:text-properties officeooo:rsid="0050c80a" officeooo:paragraph-rsid="0050c80a"/>
    </style:style>
    <style:style style:name="P47" style:family="paragraph" style:parent-style-name="Text_20_body">
      <style:text-properties officeooo:rsid="00529a22" officeooo:paragraph-rsid="00529a22"/>
    </style:style>
    <style:style style:name="P48" style:family="paragraph" style:parent-style-name="Text_20_body">
      <style:text-properties officeooo:rsid="0054989f" officeooo:paragraph-rsid="0054989f"/>
    </style:style>
    <style:style style:name="P49" style:family="paragraph" style:parent-style-name="Title">
      <style:text-properties fo:font-size="40pt" officeooo:rsid="0015b6d6" officeooo:paragraph-rsid="0015b6d6" style:font-size-asian="28pt" style:font-size-complex="28pt"/>
    </style:style>
    <style:style style:name="P50" style:family="paragraph" style:parent-style-name="Title">
      <style:text-properties style:font-name="Verdana"/>
    </style:style>
    <style:style style:name="P51" style:family="paragraph" style:parent-style-name="Subtitle">
      <style:text-properties style:font-name="Verdana"/>
    </style:style>
    <style:style style:name="P52" style:family="paragraph" style:parent-style-name="Subtitle">
      <style:paragraph-properties fo:text-align="center" style:justify-single-word="false"/>
      <style:text-properties style:font-name="Verdana" fo:font-size="14pt" officeooo:rsid="0015b6d6" officeooo:paragraph-rsid="001be8e0" style:font-size-asian="14pt" style:font-size-complex="14pt"/>
    </style:style>
    <style:style style:name="P53" style:family="paragraph" style:parent-style-name="Subtitle">
      <style:text-properties officeooo:paragraph-rsid="001be8e0"/>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Text_20_body" style:list-style-name="L1">
      <style:text-properties officeooo:rsid="003b9ae9" officeooo:paragraph-rsid="003b9ae9"/>
    </style:style>
    <style:style style:name="P57" style:family="paragraph" style:parent-style-name="Text_20_body">
      <style:text-properties officeooo:rsid="0054989f" officeooo:paragraph-rsid="0054989f"/>
    </style:style>
    <style:style style:name="P58" style:family="paragraph" style:parent-style-name="Text_20_body">
      <style:text-properties officeooo:rsid="0058a3d7" officeooo:paragraph-rsid="0058a3d7"/>
    </style:style>
    <style:style style:name="P59" style:family="paragraph" style:parent-style-name="Text_20_body">
      <style:text-properties officeooo:rsid="0059c02d" officeooo:paragraph-rsid="0059c02d"/>
    </style:style>
    <style:style style:name="P60" style:family="paragraph" style:parent-style-name="Text_20_body">
      <style:text-properties officeooo:rsid="005b874c" officeooo:paragraph-rsid="005b874c"/>
    </style:style>
    <style:style style:name="P61" style:family="paragraph" style:parent-style-name="Text_20_body">
      <style:text-properties officeooo:rsid="005ecbb5" officeooo:paragraph-rsid="005ecbb5"/>
    </style:style>
    <style:style style:name="P62" style:family="paragraph" style:parent-style-name="Text_20_body">
      <style:text-properties officeooo:rsid="0060890f" officeooo:paragraph-rsid="0060890f"/>
    </style:style>
    <style:style style:name="P63" style:family="paragraph" style:parent-style-name="Text_20_body">
      <style:text-properties officeooo:rsid="0061b1ab" officeooo:paragraph-rsid="0061b1ab"/>
    </style:style>
    <style:style style:name="P64" style:family="paragraph" style:parent-style-name="Text_20_body">
      <style:text-properties officeooo:rsid="006230a2" officeooo:paragraph-rsid="006230a2"/>
    </style:style>
    <style:style style:name="P65" style:family="paragraph" style:parent-style-name="Text_20_body">
      <style:text-properties officeooo:rsid="00489bbd" officeooo:paragraph-rsid="00489bbd"/>
    </style:style>
    <style:style style:name="P66" style:family="paragraph" style:parent-style-name="Text_20_body">
      <style:text-properties officeooo:rsid="0068d6df" officeooo:paragraph-rsid="0068d6df"/>
    </style:style>
    <style:style style:name="P67" style:family="paragraph" style:parent-style-name="Text_20_body">
      <style:text-properties officeooo:rsid="006a2cc1" officeooo:paragraph-rsid="006a2cc1"/>
    </style:style>
    <style:style style:name="P68" style:family="paragraph" style:parent-style-name="Text_20_body">
      <style:text-properties officeooo:rsid="003c2f94" officeooo:paragraph-rsid="003c2f94"/>
    </style:style>
    <style:style style:name="P69" style:family="paragraph" style:parent-style-name="Text_20_body">
      <style:text-properties officeooo:rsid="006ae334" officeooo:paragraph-rsid="006ae334"/>
    </style:style>
    <style:style style:name="P70" style:family="paragraph" style:parent-style-name="Heading_20_1">
      <style:text-properties officeooo:rsid="001cb2b3" officeooo:paragraph-rsid="001cb2b3"/>
    </style:style>
    <style:style style:name="P71" style:family="paragraph" style:parent-style-name="Heading_20_1">
      <style:text-properties officeooo:rsid="003846aa" officeooo:paragraph-rsid="003846aa"/>
    </style:style>
    <style:style style:name="P72" style:family="paragraph" style:parent-style-name="Heading_20_1">
      <style:text-properties officeooo:paragraph-rsid="003f40b4"/>
    </style:style>
    <style:style style:name="P73" style:family="paragraph" style:parent-style-name="Heading_20_1">
      <style:text-properties officeooo:paragraph-rsid="002b2895"/>
    </style:style>
    <style:style style:name="P74" style:family="paragraph" style:parent-style-name="Heading_20_1">
      <style:text-properties officeooo:rsid="00308adf" officeooo:paragraph-rsid="00308adf"/>
    </style:style>
    <style:style style:name="P75" style:family="paragraph" style:parent-style-name="Heading_20_1">
      <style:paragraph-properties fo:break-before="page"/>
      <style:text-properties officeooo:rsid="0018a793" officeooo:paragraph-rsid="0018a793"/>
    </style:style>
    <style:style style:name="P76" style:family="paragraph" style:parent-style-name="Heading_20_1">
      <style:paragraph-properties fo:break-before="page"/>
      <style:text-properties officeooo:rsid="001c81f1" officeooo:paragraph-rsid="001c81f1"/>
    </style:style>
    <style:style style:name="P77" style:family="paragraph" style:parent-style-name="Heading_20_2">
      <style:text-properties officeooo:rsid="00226a4c" officeooo:paragraph-rsid="00226a4c"/>
    </style:style>
    <style:style style:name="P78" style:family="paragraph" style:parent-style-name="Heading_20_2">
      <style:text-properties officeooo:rsid="00265e6c" officeooo:paragraph-rsid="00265e6c"/>
    </style:style>
    <style:style style:name="P79" style:family="paragraph" style:parent-style-name="Heading_20_2">
      <style:text-properties officeooo:rsid="003846aa" officeooo:paragraph-rsid="003846aa"/>
    </style:style>
    <style:style style:name="P80" style:family="paragraph" style:parent-style-name="Heading_20_2">
      <style:text-properties officeooo:rsid="003bcb5d" officeooo:paragraph-rsid="003bcb5d"/>
    </style:style>
    <style:style style:name="P81" style:family="paragraph" style:parent-style-name="Heading_20_2">
      <style:text-properties officeooo:rsid="003c2f94" officeooo:paragraph-rsid="003c2f94"/>
    </style:style>
    <style:style style:name="P82" style:family="paragraph" style:parent-style-name="Heading_20_2">
      <style:text-properties officeooo:rsid="00304a4d" officeooo:paragraph-rsid="00304a4d"/>
    </style:style>
    <style:style style:name="P83" style:family="paragraph" style:parent-style-name="Heading_20_2">
      <style:text-properties officeooo:paragraph-rsid="00304a4d"/>
    </style:style>
    <style:style style:name="P84" style:family="paragraph" style:parent-style-name="Heading_20_3">
      <style:text-properties officeooo:paragraph-rsid="0068d6df"/>
    </style:style>
    <style:style style:name="T1" style:family="text">
      <style:text-properties officeooo:rsid="001a988d"/>
    </style:style>
    <style:style style:name="T2" style:family="text">
      <style:text-properties officeooo:rsid="001b6e54"/>
    </style:style>
    <style:style style:name="T3" style:family="text">
      <style:text-properties officeooo:rsid="001be8e0"/>
    </style:style>
    <style:style style:name="T4" style:family="text">
      <style:text-properties officeooo:rsid="001e0a7c"/>
    </style:style>
    <style:style style:name="T5" style:family="text">
      <style:text-properties officeooo:rsid="00228a1a"/>
    </style:style>
    <style:style style:name="T6" style:family="text">
      <style:text-properties officeooo:rsid="00248c1d"/>
    </style:style>
    <style:style style:name="T7" style:family="text">
      <style:text-properties officeooo:rsid="002520c7"/>
    </style:style>
    <style:style style:name="T8" style:family="text">
      <style:text-properties officeooo:rsid="00265e6c"/>
    </style:style>
    <style:style style:name="T9" style:family="text">
      <style:text-properties officeooo:rsid="002b2895"/>
    </style:style>
    <style:style style:name="T10" style:family="text">
      <style:text-properties officeooo:rsid="002baec2"/>
    </style:style>
    <style:style style:name="T11" style:family="text">
      <style:text-properties officeooo:rsid="002d2eb2"/>
    </style:style>
    <style:style style:name="T12" style:family="text">
      <style:text-properties officeooo:rsid="002f295c"/>
    </style:style>
    <style:style style:name="T13" style:family="text">
      <style:text-properties officeooo:rsid="00308adf"/>
    </style:style>
    <style:style style:name="T14" style:family="text">
      <style:text-properties officeooo:rsid="0031c1b2"/>
    </style:style>
    <style:style style:name="T15" style:family="text">
      <style:text-properties officeooo:rsid="003301c8"/>
    </style:style>
    <style:style style:name="T16" style:family="text">
      <style:text-properties officeooo:rsid="003678a4"/>
    </style:style>
    <style:style style:name="T17" style:family="text">
      <style:text-properties officeooo:rsid="003968cc"/>
    </style:style>
    <style:style style:name="T18" style:family="text">
      <style:text-properties officeooo:rsid="003ad851"/>
    </style:style>
    <style:style style:name="T19" style:family="text">
      <style:text-properties officeooo:rsid="003b9ae9"/>
    </style:style>
    <style:style style:name="T20" style:family="text">
      <style:text-properties officeooo:rsid="003bcb5d"/>
    </style:style>
    <style:style style:name="T21" style:family="text">
      <style:text-properties officeooo:rsid="00489bbd"/>
    </style:style>
    <style:style style:name="T22" style:family="text">
      <style:text-properties officeooo:rsid="0049d6cf"/>
    </style:style>
    <style:style style:name="T23" style:family="text">
      <style:text-properties officeooo:rsid="004b87a2"/>
    </style:style>
    <style:style style:name="T24" style:family="text">
      <style:text-properties officeooo:rsid="004d1c54"/>
    </style:style>
    <style:style style:name="T25" style:family="text">
      <style:text-properties officeooo:rsid="004f3b13"/>
    </style:style>
    <style:style style:name="T26" style:family="text">
      <style:text-properties officeooo:rsid="0050c80a"/>
    </style:style>
    <style:style style:name="T27" style:family="text">
      <style:text-properties officeooo:rsid="005b1f11"/>
    </style:style>
    <style:style style:name="T28" style:family="text">
      <style:text-properties officeooo:rsid="005d7c7c"/>
    </style:style>
    <style:style style:name="T29" style:family="text">
      <style:text-properties officeooo:rsid="0061b1ab"/>
    </style:style>
    <style:style style:name="T30" style:family="text">
      <style:text-properties officeooo:rsid="00641b73"/>
    </style:style>
    <style:style style:name="T31" style:family="text">
      <style:text-properties officeooo:rsid="0065eee9"/>
    </style:style>
    <style:style style:name="T32" style:family="text">
      <style:text-properties officeooo:rsid="0067a931"/>
    </style:style>
    <style:style style:name="T33" style:family="text">
      <style:text-properties officeooo:rsid="006a2cc1"/>
    </style:style>
    <style:style style:name="T34" style:family="text">
      <style:text-properties officeooo:rsid="006ae33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vertical-pos="top" style:vertical-rel="paragraph" style:horizontal-pos="center"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fo:margin-top="0.499cm" fo:margin-bottom="0.4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49"/>
      <text:p text:style-name="P50">RailControl</text:p>
      <text:p text:style-name="P51">Modellbahnsteuerung mit Automatikbetrieb</text:p>
      <text:p text:style-name="P1"/>
      <text:p text:style-name="P51">Masterthesis <text:span text:style-name="T3">2019</text:span></text:p>
      <text:p text:style-name="P2"/>
      <text:p text:style-name="P2">Studiengang:</text:p>
      <text:p text:style-name="P53">MAS Mikroelektronik</text:p>
      <text:p text:style-name="P52"/>
      <text:p text:style-name="P2">Eingereicht von:</text:p>
      <text:p text:style-name="Subtitle">Dominik Mahrer</text:p>
      <text:p text:style-name="P4"/>
      <text:p text:style-name="P3">Betreuender Dozent:</text:p>
      <text:p text:style-name="Subtitle">Michael Pichler, Studiengangleiter</text:p>
      <text:h text:style-name="P75" text:outline-level="1"><text:bookmark-start text:name="__RefHeading___Toc401_433743450"/>Zusammenfassung<text:bookmark-end text:name="__RefHeading___Toc401_433743450"/></text:h>
      <text:p text:style-name="P5">Das Ziel der Masterarbeit <text:span text:style-name="T1">ist</text:span> eine Modelleisenbahnsteuerung zu erstellen, welche in der Lage ist, Züge automatisch <text:span text:style-name="T1">und unfallfrei </text:span>auf einer Modelleisenbahn <text:span text:style-name="T1">zu bewegen. Die Software muss auf</text:span> eine<text:span text:style-name="T2">m</text:span> <text:span text:style-name="T2">billigen </text:span>Einplatinencomputer <text:span text:style-name="T2">laufen.</text:span></text:p>
      <text:p text:style-name="P6">Als Plattform für die Software wurde ein Rasperry Pi 3 Model B mit einem Buildroot-Linux gewählt. Die Software ist <text:span text:style-name="T3">in C++ geschrieben</text:span> <text:span text:style-name="T3">und </text:span>unter <text:span text:style-name="T3">jedem</text:span> Linux oder <text:span text:style-name="T3">jedem </text:span>Windows mit Cygwin kompilier- und nutzbar.</text:p>
      <text:p text:style-name="P6">Ein integrierter Webserver verwandelt jeden PC, jedes Smartphone oder Tablet und jedes weitere Gerät mit Browser in eine Kommandozentrale für die Modelleisenbahn. Damit lassen <text:span text:style-name="T2">sich</text:span> Fahrtrichtung, Geschwindigkeit sowie Lichtfunktionen <text:span text:style-name="T2">von Lokomotiven </text:span>steuern. <text:span text:style-name="T2">Auch Weichen, Signale und weitere Komponenten der Modellbahnanlage können geschaltet werden. Dazu kann ein zur Modellbahnanlage passendes Gleisbild erfasst werden. Der Zustand der Modellbahnanlage (z.B. welche Gleise sind belegt) kann mit Rückmeldern erkannt und auf dem Gleisbild angezeigt werden.</text:span></text:p>
      <text:p text:style-name="P7">Die Software <text:span text:style-name="T13">kann</text:span> die Züge selbständig auf einer Modelleisenbahnanlage steuern. Dazu sucht sich die Software für <text:span text:style-name="T3">jeden</text:span> Zug ein freies Gleis und führt ihn dort hin.</text:p>
      <text:h text:style-name="P76" text:outline-level="1"><text:bookmark-start text:name="__RefHeading___Toc403_433743450"/>Inhaltsverzeichnis<text:bookmark-end text:name="__RefHeading___Toc403_433743450"/></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4"><text:a xlink:type="simple" xlink:href="#__RefHeading___Toc401_433743450" text:style-name="Index_20_Link" text:visited-style-name="Index_20_Link">Zusammenfassung<text:tab/>2</text:a></text:p>
          <text:p text:style-name="P54"><text:a xlink:type="simple" xlink:href="#__RefHeading___Toc403_433743450" text:style-name="Index_20_Link" text:visited-style-name="Index_20_Link">Inhaltsverzeichnis<text:tab/>3</text:a></text:p>
          <text:p text:style-name="P54"><text:a xlink:type="simple" xlink:href="#__RefHeading___Toc509_433743450" text:style-name="Index_20_Link" text:visited-style-name="Index_20_Link">Ausgangslage<text:tab/>4</text:a></text:p>
          <text:p text:style-name="P54"><text:a xlink:type="simple" xlink:href="#__RefHeading___Toc511_433743450" text:style-name="Index_20_Link" text:visited-style-name="Index_20_Link">Anforderungen<text:tab/>4</text:a></text:p>
          <text:p text:style-name="P55"><text:a xlink:type="simple" xlink:href="#__RefHeading___Toc514_433743450" text:style-name="Index_20_Link" text:visited-style-name="Index_20_Link">Posix/Linux<text:tab/>4</text:a></text:p>
          <text:p text:style-name="P55"><text:a xlink:type="simple" xlink:href="#__RefHeading___Toc516_433743450" text:style-name="Index_20_Link" text:visited-style-name="Index_20_Link">Kostengünstiger Einplatinencomputer<text:tab/>4</text:a></text:p>
          <text:p text:style-name="P55"><text:a xlink:type="simple" xlink:href="#__RefHeading___Toc518_433743450" text:style-name="Index_20_Link" text:visited-style-name="Index_20_Link">Webserver/Webbrowser<text:tab/>4</text:a></text:p>
          <text:p text:style-name="P55"><text:a xlink:type="simple" xlink:href="#__RefHeading___Toc526_433743450" text:style-name="Index_20_Link" text:visited-style-name="Index_20_Link">Digitalzentrale<text:tab/>4</text:a></text:p>
          <text:p text:style-name="P55"><text:a xlink:type="simple" xlink:href="#__RefHeading___Toc528_433743450" text:style-name="Index_20_Link" text:visited-style-name="Index_20_Link">Steuerung von Lokomotiven<text:tab/>5</text:a></text:p>
          <text:p text:style-name="P55"><text:a xlink:type="simple" xlink:href="#__RefHeading___Toc530_433743450" text:style-name="Index_20_Link" text:visited-style-name="Index_20_Link">Steuerung von Weichen und Signalen<text:tab/>5</text:a></text:p>
          <text:p text:style-name="P55"><text:a xlink:type="simple" xlink:href="#__RefHeading___Toc532_433743450" text:style-name="Index_20_Link" text:visited-style-name="Index_20_Link">Auswertung von Rückmeldern<text:tab/>5</text:a></text:p>
          <text:p text:style-name="P55"><text:a xlink:type="simple" xlink:href="#__RefHeading___Toc534_433743450" text:style-name="Index_20_Link" text:visited-style-name="Index_20_Link">Automatikbetrieb<text:tab/>5</text:a></text:p>
          <text:p text:style-name="P54"><text:a xlink:type="simple" xlink:href="#__RefHeading___Toc536_433743450" text:style-name="Index_20_Link" text:visited-style-name="Index_20_Link">RailControl<text:tab/>5</text:a></text:p>
          <text:p text:style-name="P54"><text:a xlink:type="simple" xlink:href="#__RefHeading___Toc538_433743450" text:style-name="Index_20_Link" text:visited-style-name="Index_20_Link">Fazit<text:tab/>5</text:a></text:p>
          <text:p text:style-name="P54"><text:a xlink:type="simple" xlink:href="#__RefHeading___Toc540_433743450" text:style-name="Index_20_Link" text:visited-style-name="Index_20_Link">Ausblick<text:tab/>5</text:a></text:p>
          <text:p text:style-name="P55"><text:a xlink:type="simple" xlink:href="#__RefHeading___Toc542_433743450" text:style-name="Index_20_Link" text:visited-style-name="Index_20_Link">Dreiwegweichen<text:tab/>5</text:a></text:p>
          <text:p text:style-name="P55"><text:a xlink:type="simple" xlink:href="#__RefHeading___Toc544_433743450" text:style-name="Index_20_Link" text:visited-style-name="Index_20_Link">Doppelkreuzungsweichen mit einem Antrieb<text:tab/>6</text:a></text:p>
          <text:p text:style-name="P55"><text:a xlink:type="simple" xlink:href="#__RefHeading___Toc546_433743450" text:style-name="Index_20_Link" text:visited-style-name="Index_20_Link">Mehrbegriffige Signale<text:tab/>6</text:a></text:p>
          <text:p text:style-name="P55"><text:a xlink:type="simple" xlink:href="#__RefHeading___Toc548_433743450" text:style-name="Index_20_Link" text:visited-style-name="Index_20_Link">Bahnübergänge<text:tab/>6</text:a></text:p>
          <text:p text:style-name="P55"><text:a xlink:type="simple" xlink:href="#__RefHeading___Toc550_433743450" text:style-name="Index_20_Link" text:visited-style-name="Index_20_Link">Automatisches Umfahren des Zuges<text:tab/>6</text:a></text:p>
          <text:p text:style-name="P55"><text:a xlink:type="simple" xlink:href="#__RefHeading___Toc552_433743450" text:style-name="Index_20_Link" text:visited-style-name="Index_20_Link">Lokfunktionen ausführen bei Fahrstrassen<text:tab/>6</text:a></text:p>
          <text:p text:style-name="P55"><text:a xlink:type="simple" xlink:href="#__RefHeading___Toc554_433743450" text:style-name="Index_20_Link" text:visited-style-name="Index_20_Link">Aktionen beim Freigeben von Fahrstrassen<text:tab/>6</text:a></text:p>
          <text:p text:style-name="P55"><text:a xlink:type="simple" xlink:href="#__RefHeading___Toc556_433743450" text:style-name="Index_20_Link" text:visited-style-name="Index_20_Link">Automatisches Rückstellen von Schutzweichen<text:tab/>7</text:a></text:p>
          <text:p text:style-name="P55"><text:a xlink:type="simple" xlink:href="#__RefHeading___Toc558_433743450" text:style-name="Index_20_Link" text:visited-style-name="Index_20_Link">Geschwindigkeit angepasst an Weichenstellung<text:tab/>7</text:a></text:p>
          <text:p text:style-name="P54"><text:a xlink:type="simple" xlink:href="#__RefHeading___Toc560_433743450" text:style-name="Index_20_Link" text:visited-style-name="Index_20_Link">Literaturverzeichnis<text:tab/>7</text:a></text:p>
          <text:p text:style-name="P54"><text:a xlink:type="simple" xlink:href="#__RefHeading___Toc562_433743450" text:style-name="Index_20_Link" text:visited-style-name="Index_20_Link">Ehrlichkeitserklärung<text:tab/>7</text:a></text:p>
        </text:index-body>
      </text:table-of-content>
      <text:h text:style-name="P70" text:outline-level="1"><text:bookmark-start text:name="__RefHeading___Toc509_433743450"/>Ausgangslage<text:bookmark-end text:name="__RefHeading___Toc509_433743450"/></text:h>
      <text:p text:style-name="P8">Ich selber bin begeisterter Modellbahner. <text:span text:style-name="T4">Für meine eigene Modelleisenbahn war ich deshalb auf der Suche nach der passenden Modellbahnsteuerungssoftware. Auf dem Markt gab es bereits verschiedene Anbieter von entsprechender Software. Jedoch erfüllte keine meine Anforderungen vollumfänglich. Mehrere Jahre behalf ich mich mit einer einigermassen passenden Software. Als der Entwickler dann aber die Unterstützung von iPhone und iPad eingestellte war es für mich an der Zeit eine neue Lösung für meine eigenen Modelleisenbahn zu finden. Nach wie vor hatte jedoch kein Hersteller eine Software im Angebot, welche meinen Anforderungen gerecht wurde. So beschloss ich die für mich passende Software selbst zu schreiben.</text:span></text:p>
      <text:h text:style-name="Heading_20_1" text:outline-level="1"><text:bookmark-start text:name="__RefHeading___Toc511_433743450"/>Anforderungen<text:bookmark-end text:name="__RefHeading___Toc511_433743450"/></text:h>
      <text:h text:style-name="P77" text:outline-level="2"><text:bookmark-start text:name="__RefHeading___Toc514_433743450"/>Posix/<text:span text:style-name="T6">Linux</text:span><text:bookmark-end text:name="__RefHeading___Toc514_433743450"/></text:h>
      <text:p text:style-name="P9">Die <text:span text:style-name="T5">Software</text:span> muss unter einem Posix kompatiblen Betriebssystem lauffähig sein.</text:p>
      <text:p text:style-name="P9">Linux gilt als zuverlässiges, wartungsarmes Betriebssystem und ist für viele Hardwareplattformen verfügbar. <text:span text:style-name="T6">Es erfüllt die Posix-Spezifikation weitestgehend. </text:span>Eine künftige Portierung auf ein Windows mit Cygwin oder auf OSX <text:span text:style-name="T6">wäre deshalb mutmasslich mit wenig Aufwand möglich.</text:span></text:p>
      <text:h text:style-name="Heading_20_2" text:outline-level="2"><text:bookmark-start text:name="__RefHeading___Toc516_433743450"/>Kostengünstige<text:span text:style-name="T5">r</text:span> Einplatinencomputer<text:bookmark-end text:name="__RefHeading___Toc516_433743450"/></text:h>
      <text:p text:style-name="P10">Die Software muss auf einem kostengünstigen Einplatinencomputer lauffähig sein.</text:p>
      <text:p text:style-name="P10">Der Modellbahnmarkt ist für viele klar Hobby. Entsprechend ist das Budget sehr begrenzt. Es soll deshalb möglich sein die Steuerung auf kostengünstigen Computern mit stark begrenzten Resourcen zu betreiben. Angedacht ist dabei die Grössenordnung eines Raspberry Pi.</text:p>
      <text:h text:style-name="Heading_20_2" text:outline-level="2"><text:bookmark-start text:name="__RefHeading___Toc518_433743450"/>Web<text:span text:style-name="T6">server/Web</text:span>browser<text:bookmark-end text:name="__RefHeading___Toc518_433743450"/></text:h>
      <text:p text:style-name="P10">Die <text:span text:style-name="T6">Bediengung der </text:span>Software muss mithilfe eines aktuellen <text:span text:style-name="T6">Webb</text:span>rowsers auf gängigen Endgeräten wie PC, Smartphone und/oder Tablets erfolgen können.</text:p>
      <text:p text:style-name="P10">Ein Webbrowser gehört bei fast allen Geräten mit Bildschirm heute zum Standard-Lieferumfang. <text:span text:style-name="T6">Um unterschiedliche Geräte in Zukunft nicht separat behandeln zu müssen soll die Software über einen Webserver zu bedienen sein.</text:span></text:p>
      <text:h text:style-name="Heading_20_2" text:outline-level="2"><text:bookmark-start text:name="__RefHeading___Toc526_433743450"/>Digitalzentrale<text:bookmark-end text:name="__RefHeading___Toc526_433743450"/></text:h>
      <text:p text:style-name="P11">Mindestens eine Modellbahn-Digitalzentrale muss <text:span text:style-name="T7">von der Software </text:span>angesprochen werden können. Eine Erweiterung auf weitere Digitalzentralen ist vorzusehen.</text:p>
      <text:p text:style-name="P12">In der Modellbahnwelt sind oder waren über 70 Digitalzentralen erhältlich, welche eine Möglichkeit vorsehen um mit einer Steuerungssoftware zu kommunizieren. Mindestens eine dieser Zentralen muss an die zu erstellende Software angebunden werden können. Es ist ein API vorzusehen, damit die Anbindung an weitere Zentralen später einfach erfolgen kann.</text:p>
      <text:h text:style-name="Heading_20_2" text:outline-level="2"><text:bookmark-start text:name="__RefHeading___Toc528_433743450"/>Steuerung <text:span text:style-name="T7">von</text:span> Lokomotiven<text:bookmark-end text:name="__RefHeading___Toc528_433743450"/></text:h>
      <text:p text:style-name="P12">Die Software muss Fahrtrichtung, Geschwindigkeit und Zusatzfunktionen von Lokomotiven steuern können.</text:p>
      <text:p text:style-name="P12">Sofern die Digitalzentrale es unterstützt, soll <text:s/>eine allfällige Änderung durch einen <text:span text:style-name="T8">Fahrr</text:span>egler der Zentrale auf den angeschlossenen Geräten im Browser angezeigt werden.</text:p>
      <text:h text:style-name="Heading_20_2" text:outline-level="2"><text:bookmark-start text:name="__RefHeading___Toc530_433743450"/><text:soft-page-break/>Steuerung von Weichen und Signalen<text:bookmark-end text:name="__RefHeading___Toc530_433743450"/></text:h>
      <text:p text:style-name="P14">Die Software muss Weichen, Signale und weiter Zubehörartikel steuern können.</text:p>
      <text:p text:style-name="P13">Sofern die Digitalzentrale es unterstützt, soll eine allfällige Änderung <text:span text:style-name="T8">an der Zentrale </text:span>auf den angeschlossenen Geräten im Browser angezeigt werden.</text:p>
      <text:h text:style-name="P78" text:outline-level="2"><text:bookmark-start text:name="__RefHeading___Toc532_433743450"/>Auswertung von Rückmeldern<text:bookmark-end text:name="__RefHeading___Toc532_433743450"/></text:h>
      <text:p text:style-name="P14">Die Software muss den Zustand von Rückmeldern der Digitalzentrale auswerten können.</text:p>
      <text:p text:style-name="P15">Zusätzlich sind auch die Rückmeldemodule aus dem CAS Mikroelektronik Digital auszuwerten.</text:p>
      <text:h text:style-name="Heading_20_2" text:outline-level="2"><text:bookmark-start text:name="__RefHeading___Toc534_433743450"/>Automatikbetrieb<text:bookmark-end text:name="__RefHeading___Toc534_433743450"/></text:h>
      <text:p text:style-name="P16">Die Software muss die Züge unfallfrei über eine Modelleisenbahnanlage führen können.</text:p>
      <text:h text:style-name="P71" text:outline-level="1">Digitalzentralen</text:h>
      <text:h text:style-name="P79" text:outline-level="2">Funktionsweise ohne Digitalzentrale</text:h>
      <text:p text:style-name="P33">Lokomotiven <text:span text:style-name="T18">werden </text:span>gesteuert, indem man die Gleise mit mehr, weniger oder gar keiner Spannung versorgt. Entsprechend <text:span text:style-name="T18">fahren</text:span> die Loks schnell, langsam oder gar nicht. Alle Loks auf demselben Gleis, bzw. <text:span text:style-name="T18">im selben </text:span>Stromkreis <text:span text:style-name="T18">fahren</text:span> dann gleich schnell.</text:p>
      <text:p text:style-name="P33">Auch Weichen und Signale <text:span text:style-name="T18">werden</text:span> mit Schaltern oder Tastern auf dem Steuerpult direkt verkabelt. Viele lange Kabel <text:span text:style-name="T18">sind</text:span> die Folge.</text:p>
      <text:p text:style-name="P34">Eine allfällige automatische Steuerung der Modellbahnanlage <text:span text:style-name="T18">wird</text:span> <text:span text:style-name="T18">mit vielen Relais realisiert. Dabei gibt es viele verschiedene Denkweisen zur konkreten Umsetzung. Hier wird jedoch nicht weiter darauf eingegangen.</text:span></text:p>
      <text:h text:style-name="P79" text:outline-level="2">Funktionsweise der Digitalzentralen</text:h>
      <text:p text:style-name="P34">Die Digitalzentralen in der heutigen Modellbahnwelt haben die Aufgabe, eine Modelleisenbahn dauernd mit Elektrizität zu versorgen und gleichzeitig die Lokomotiven und Weichen mit Fahr- und Schaltbefehlen zu versorgen. Diese Befehle werden mit Pulsweitenmodulation auf die Versorgungsspannung aufmoduliert. In den Loks und Weichen werden Decoder eingebaut, welche die Befehle in die übermittelte Motorspannung, bzw. in die Ansteuerung der Weichen- <text:span text:style-name="T19">bzw. Signal</text:span>antriebe umgesetzt wird.</text:p>
      <text:p text:style-name="P35">D<text:span text:style-name="T18">amit können </text:span>Lokomotiven unabhängig von ihrem Standort auf der Anlage und unabhängig von den anderen Lokomotiven angesteuert werden.</text:p>
      <text:p text:style-name="P38">Lokomotiven mit Decodern verfügen überlicherweise über Zusatzfunktionen. Ein schaltbares Spitzensignal ist bei allen käuflichen Lokomotiven standard. Neuere Lokomotiven verfügen auch über weitere <text:span text:style-name="T20">Funktionen wie weitere Lichtfunktionen oder auch Soundfunktonen, wie z.B. Fahrgeräusche oder Lokpfiffe.</text:span></text:p>
      <text:p text:style-name="P37">Je nach Bauweise kommen Weichen und Signale ohne oder nur mit kurzen Kabeln bis zu den Decodern aus. Weichen, Signale und weitere zu steuernde Objekte werden als Zubehörartikel bezeichnet.</text:p>
      <text:p text:style-name="P36">Einige Zentralen bieten auch die Möglichkeit den Zustand von Sensoren auszuwerten. Solche Sensoren können Lichtschranken, Schalter, Taster, Read-Sensoren, Gleisbelegtmelder oder weiteres sein. Unter Modelleisenbahnern wird allgemein von Rückmeldern gesprochen.</text:p>
      <text:p text:style-name="P39">Eine Zugsicherung, also eine Verhinderung einer Zugskollision, bietet lediglich eine einzige Zentrale von Haus aus an. Diese Funktion wird bewusst der Computersteuerung überlassen.</text:p>
      <text:h text:style-name="Heading_20_2" text:outline-level="2"><text:soft-page-break/>Anbindung an Computer</text:h>
      <text:p text:style-name="P33">Auf dem Modellbahnmarkt sind rund 200 verschiedene Digitalzentralen erhältlich. Davon bieten rund 70 Zentralen die Möglichkeit <text:span text:style-name="T17">mit einem Computer verbunden zu werden. Über diese Schnittstelle lassen sich jeweils Lokomotiven und Zubehörartikel ansteuern. Auch die Rückmelder können ausgelesen werden. Die hier vorliegende Arbeit setzt auf diesen Schnittstellen auf.</text:span></text:p>
      <text:h text:style-name="Heading_20_2" text:outline-level="2"><text:span text:style-name="T21">Von RailControl u</text:span>nterstützte Digitalzentralen</text:h>
      <text:p text:style-name="P38">In dieser Arbeit werden insgesamt drei Zentralen unterstützt:</text:p>
      <text:list xml:id="list6352204159610225044" text:style-name="L1">
        <text:list-item>
          <text:p text:style-name="P56">Märklin Central Station</text:p>
        </text:list-item>
        <text:list-item>
          <text:p text:style-name="P56">Märklin Interface 6050/6051</text:p>
        </text:list-item>
        <text:list-item>
          <text:p text:style-name="P56">RS485 Rückmeldemodule aus der Semesterarbeit des CAS</text:p>
        </text:list-item>
      </text:list>
      <text:p text:style-name="P40">Des weiteren ist eine Virtuelle Zentrale implementiert. Diese ist vor allem für Testzwecke implementiert.</text:p>
      <text:p text:style-name="P40">Die Anbindung von weiteren Zentralen ist geplant.</text:p>
      <text:h text:style-name="Heading_20_1" text:outline-level="1"><text:bookmark-start text:name="__RefHeading___Toc536_433743450"/>RailControl<text:bookmark-end text:name="__RefHeading___Toc536_433743450"/></text:h>
      <text:p text:style-name="P40">RailControl hat zum Ziel, <text:span text:style-name="T22">die Züge auf einer Modelleisenbahn so fahren zu lassen, wie es beim Vorbild auch möglich ist. Dazu müssen Züge bewegt werden und ortsfeste Anlagen wie Weichen und Signale betätigt werden können. Dabei ist ein Ablauf zu generieren, damit für einen Betrachter der Anschein entsteht er könnte sich als Vogel über dem Vorbild befinden. Es ist deshalb wichtig, sich intensiv mit dem Vorbild auseinander zu setzen.</text:span></text:p>
      <text:h text:style-name="Heading_20_2" text:outline-level="2"><text:span text:style-name="T33">Technisches </text:span>Konzept</text:h>
      <text:p text:style-name="P66">RailControl ist auf einem Server-Client-Konzept aufgebaut.</text:p>
      <text:h text:style-name="Heading_20_3" text:outline-level="3">Server</text:h>
      <text:p text:style-name="Text_20_body">Der RailControl Server ist in C++ 11 geschrieben und kann auf Linux und Windows mit Cygwin kompiliert und ausgeführt werden.</text:p>
      <text:p text:style-name="P66">Der Server ist für die Kommunikation mit den Digital<text:span text:style-name="T33">zentrale zuständig und kann darüber die Modelleisenbahnanlage steuern.</text:span></text:p>
      <text:p text:style-name="P69">Gleichzeitig bedient der Server die Clients, welche als Oberfläche für die Steuerung dient.</text:p>
      <text:h text:style-name="P84" text:outline-level="3">Client</text:h>
      <text:p text:style-name="P66"><text:span text:style-name="T34">D</text:span>er Client <text:span text:style-name="T34">ist </text:span>ein Webbrowser. Auf den Endbenutzergeräten muss somit keine Software installiert werden und es <text:span text:style-name="T34">werden</text:span> alle Betriebssysteme unterstützt, welche einen <text:span text:style-name="T34">aktuellen </text:span>Internetbrowser mit an Bord haben. <text:span text:style-name="T34">Einzig die Browser der Firma Microsoft werden (noch) nicht unterstützt.</text:span></text:p>
      <text:p text:style-name="P69">Der Client ist zuständig für die Dateneingabe des Benutzer, sowie für die Anzeige des Zustandes der Modelleisenbahnanlage.</text:p>
      <text:h text:style-name="P80" text:outline-level="2">Standardfunktionen</text:h>
      <text:h text:style-name="Heading_20_3" text:outline-level="3">Lokomotivsteuerung</text:h>
      <text:p text:style-name="P67">Die Digitalzentralen erlauben die Ansteuerung der Lokomotiven. Alle <text:span text:style-name="T20">Lokomotiven können </text:span>unabhängig voneinander<text:span text:style-name="T20"> mit Fahrtrichtung und Geschwindigkeit angesteuert werden. Auch die Zusatzfunktionen der Lokomotiven können bedient werden. </text:span>Als Zusatzfunktionen können Licht und Geräusche wie Motor und Pfeiffe ein- und ausgeschaltet werden.</text:p>
      <text:h text:style-name="Heading_20_3" text:outline-level="3">Zubehörartikel</text:h>
      <text:p text:style-name="P39">Weichen und Signale <text:span text:style-name="T32">sind </text:span>als konkrete Objekte implementiert. Weitere Objekte sind als allgemeiner Zubehörartikel schaltbar.</text:p>
      <text:h text:style-name="Heading_20_3" text:outline-level="3"><text:soft-page-break/>Rückmelder</text:h>
      <text:p text:style-name="P39">Rückmelder können ausgewertet und weiterverarbeitet werden.</text:p>
      <text:h text:style-name="P81" text:outline-level="2">Zugsicherung</text:h>
      <text:h text:style-name="Heading_20_3" text:outline-level="3">Fahren auf Sicht</text:h>
      <text:p text:style-name="P41">Die ersten Eisenbahnen wurden auf Sicht gefahren. Insbesondere, wenn auf einer Eisenbahnstrecke nur eine einzige Lokomotive verfügbar ist, ist dies eine valable Option. Auch heute noch fahren einige Eisenbahnen, insbesondere Strassenbahnen, auf Sicht. <text:span text:style-name="T23">Aufgrund des langen Anhalteweges ist die Geschwindigkeit üblicherweise auf 40km/h begrenzt.</text:span></text:p>
      <text:p text:style-name="P41">Da auf der Modelleisenbahn kein dezidierter Lokführer einen Zug steuert <text:span text:style-name="T23">und dabei die Strecke im Blick hat </text:span>fällt diese Variante für RailControl weg.</text:p>
      <text:h text:style-name="Heading_20_3" text:outline-level="3">Fahren im Zeitabstand</text:h>
      <text:p text:style-name="P42">Züge müssen dabei immer einen zeitlichen Abstand zueinander haben. Z.B. darf alle 10 Minuten ein Zug auf die Strecke gelassen werden. Dies erfordert, dass ein liegen gebliebener Zug sich beim folgenden Zug irgendwie bemerkbar macht. Dies kann mit Leuchtraketen oder mit einem Fahnenträger der zurück rennt gemacht werden.</text:p>
      <text:p text:style-name="P42">Weder beim Vorbild noch bei der Modelleisenbahn ist dies eine praktikable Option.</text:p>
      <text:h text:style-name="Heading_20_3" text:outline-level="3">Fahren nach Fahrplan</text:h>
      <text:p text:style-name="P42">Dabei ist vorgegeben, wann welcher Zug die Strecke befahren darf. Andere Züge sind auf der Strecke dann verboten. Das Prinzip funktioniert und wird auch heute noch angewendet. Wenn auch nur auf sehr <text:span text:style-name="T24">wenig befahrenen Linien.</text:span></text:p>
      <text:p text:style-name="P43">Für RailControl ist das nicht praktikabel, die Gefahr von liegen gebliebenen Zügen oder abgehängten Wagen ist zu gross.</text:p>
      <text:h text:style-name="Heading_20_3" text:outline-level="3">Fahren mit Token</text:h>
      <text:p text:style-name="P44">Ein Lokführer darf eine Strecke nur befahren, wenn er das nur ein Mal vorhandene Streckentoken bei sich im Fahrzeug mit dabei hat.</text:p>
      <text:p text:style-name="P44">Neuere Systeme haben zwar mehrere Tokens, jedoch kann immer nur eines aus der mechanischen Verriegelung genommen werden, wenn alle anderen Token sich in einer Station mechanisch verriegelt im Depot befinden. Damit können mehrere Züge nacheinander die Strecke in dieselbe Richtung befahren.</text:p>
      <text:p text:style-name="P46">Da im Modell keine Lokführer ein Token übernehmen können, fällt diese Zugsicherung im Modell weg.</text:p>
      <text:h text:style-name="Heading_20_3" text:outline-level="3"><text:soft-page-break/>Fahren <text:span text:style-name="T25">im</text:span> feste<text:span text:style-name="T25">n</text:span> Raumabstand</text:h>
      <text:p text:style-name="P45">Eine Strecke wird dabei in mehrere Blöcke unterteilt. Die Einfahrt aus einem Block wird dabei von einem Signal gesichert. <text:span text:style-name="T26">Jeder Block wird dabei von einer Gleisfreimeldeanlage überwacht. Ist der folgende Block frei, kann das Signal für den folgenden Zug geöffnet werden. Damit lassen sich nicht nur einfache Strecken, sondern auch sehr komplexe Weichenfelder zuverlässig überwachen und sichern. Der Grossteil der Bahnanlagen beim Vorbild ist so gesichert.</text:span></text:p>
      <text:p text:style-name="P46">Diese Variante wird auch in RailControl verwendet.</text:p>
      <text:h text:style-name="Heading_20_3" text:outline-level="3">Fahren <text:span text:style-name="T25">im</text:span> <text:span text:style-name="T25">wandernden Raumabstand</text:span></text:h>
      <text:p text:style-name="P47">Modernste Technik erlaubt heute die kontinuierliche Überwachung der Zugsintegrität, sowie die kontinuierliche Positionsbestimmung eines jeden Zuges. Damit kann ein Leitrechner die vom nachfolgenden Zug noch gefahrlos zu befahrende Strecke kontinuierlich neu berechnen. Diese Distanz wird dem nachfolgenden Zug kontinuierlich übermittelt.</text:p>
      <text:p text:style-name="P48">Dies wird auch bezeichnet als Fahren auf elektronische Sicht.</text:p>
      <text:h text:style-name="Heading_20_2" text:outline-level="2">Zugsicherung <text:span text:style-name="T31">bei RailControl</text:span></text:h>
      <text:p text:style-name="P48">RailControl implementiert das Fahren im festen Raumabstand.</text:p>
      <text:p text:style-name="P58">Wir stellen uns eine eingleisige Strecke vor, die in drei Abschnitte, sogenannte Blöcke unterteilt ist. Jeder Block ist am Ende mit einem Lichtsignal gesichert.</text:p>
      <text:p text:style-name="P59"><draw:frame draw:style-name="fr2" draw:name="Bild2" text:anchor-type="paragraph" svg:width="15.309cm" svg:height="1.341cm" draw:z-index="17"><draw:image xlink:href="Pictures/10000201000001B20000002620C098183E62CF93.png" xlink:type="simple" xlink:show="embed" xlink:actuate="onLoad"/></draw:frame>Wir stellen uns vor, im Block 1 sei ein<text:span text:style-name="T27">e Lokomotive</text:span>, nennen wir <text:span text:style-name="T27">sie</text:span> Lok 1. Die Fahrtrichtung ist jeweils am Pfeil zu erkennen. Das Gleisstück wird bei einem besetzten Gleis rot angezeigt.</text:p>
      <text:p text:style-name="P60"><draw:frame draw:style-name="fr3" draw:name="Bild3" text:anchor-type="paragraph" svg:width="15.309cm" svg:height="1.341cm" draw:z-index="18"><draw:image xlink:href="Pictures/10000201000001B2000000263472BF0563469D22.png" xlink:type="simple" xlink:show="embed" xlink:actuate="onLoad"/></draw:frame>Damit eine Lok in den nächsten Block fahren darf ist es nötig, dass der folgende Block reserviert wird. Ist dies geschehen, kann das Signal auf grün gestellt werden und die Lok darf fahren.</text:p>
      <text:p text:style-name="P60"><draw:frame draw:style-name="fr3" draw:name="Bild4" text:anchor-type="paragraph" svg:width="15.309cm" svg:height="1.341cm" draw:z-index="19"><draw:image xlink:href="Pictures/10000201000001B2000000262D1360C2E16B9AFC.png" xlink:type="simple" xlink:show="embed" xlink:actuate="onLoad"/></draw:frame>Sobald die Lok mit dem vorderen Teil in den Block 2 einfährt wird dies <text:span text:style-name="T28">erkannt und der Block nicht mehr nur als reserviert (grün), sondern als besetzt (rot) angezeigt.</text:span></text:p>
      <text:p text:style-name="P61"><draw:frame draw:style-name="fr3" draw:name="Bild5" text:anchor-type="paragraph" svg:width="15.274cm" svg:height="1.341cm" draw:z-index="20"><draw:image xlink:href="Pictures/10000201000001B10000002674612392E87922D2.png" xlink:type="simple" xlink:show="embed" xlink:actuate="onLoad"/></draw:frame><text:soft-page-break/>Erreicht die Lok<text:span text:style-name="T29">omotive</text:span> das Ende des Blocks 2 wird sie angehalten, das Signal auf rot zurückgestellt und der Block 1 freigegeben. Auch wird für die Lok 1 der nächste freie Block gesucht und reserviert.</text:p>
      <text:p text:style-name="P62"><draw:frame draw:style-name="fr3" draw:name="Bild6" text:anchor-type="paragraph" svg:width="15.309cm" svg:height="1.341cm" draw:z-index="21"><draw:image xlink:href="Pictures/10000201000001B2000000267C75A7A58F6CED28.png" xlink:type="simple" xlink:show="embed" xlink:actuate="onLoad"/></draw:frame>Nun kann der erste Block für die nächste Lok<text:span text:style-name="T29">omotive</text:span> reserviert werden.</text:p>
      <text:p text:style-name="P63"><draw:frame draw:style-name="fr3" draw:name="Bild7" text:anchor-type="paragraph" svg:width="15.309cm" svg:height="1.341cm" draw:z-index="22"><draw:image xlink:href="Pictures/10000201000001B2000000265A82BAA85D79F4EB.png" xlink:type="simple" xlink:show="embed" xlink:actuate="onLoad"/></draw:frame>Die Lokomotiven haben nun ihren reservierten Block erreicht und halten dort an.</text:p>
      <text:p text:style-name="P64"><draw:frame draw:style-name="fr3" draw:name="Bild8" text:anchor-type="paragraph" svg:width="15.309cm" svg:height="1.341cm" draw:z-index="23"><draw:image xlink:href="Pictures/10000201000001B200000026FFE9C798F47BE266.png" xlink:type="simple" xlink:show="embed" xlink:actuate="onLoad"/></draw:frame>Wir gehen nun davon aus, dass die Lok 1 bereits weiter ist. Damit <text:span text:style-name="T30">eine Lok nicht vor jedem Signal zuerst anhalten muss bis sie weiterfahren kann, werden jeweils gleich zwei freie Blöcke für eine Lok reserviert.</text:span></text:p>
      <text:p text:style-name="P64"><draw:frame draw:style-name="fr3" draw:name="Bild9" text:anchor-type="paragraph" svg:width="15.309cm" svg:height="1.341cm" draw:z-index="24"><draw:image xlink:href="Pictures/10000201000001B20000002618EFBD72DCED52EB.png" xlink:type="simple" xlink:show="embed" xlink:actuate="onLoad"/></draw:frame></text:p>
      <text:h text:style-name="P72" text:outline-level="1"><text:bookmark-start text:name="__RefHeading___Toc538_433743450"/>Fazit<text:bookmark-end text:name="__RefHeading___Toc538_433743450"/></text:h>
      <text:p text:style-name="P18">Mit RailControl ist <text:span text:style-name="T9">es </text:span>möglich, sich vor einer Anlage hinzusetzten und den Zügen zuzuschauen, wie sie einen Weg über die Anlage finden. Ganz ohne, dass es dazu einen Eingriff benötigt. Somit erfüllt RailControl die <text:span text:style-name="T9">gestellten </text:span>Anforderungen vollumfänglich. <text:span text:style-name="T9">Als Auftraggeber bin ich mit dem Resultat zufrieden.</text:span></text:p>
      <text:h text:style-name="P73" text:outline-level="1"><text:bookmark-start text:name="__RefHeading___Toc540_433743450"/>Ausblick<text:bookmark-end text:name="__RefHeading___Toc540_433743450"/></text:h>
      <text:p text:style-name="P32">Die Software ist bei mir im produktiven Einsatz und wird das auch bleiben.</text:p>
      <text:p text:style-name="P19">Bei Software ist es wie am Tisch: Der Appetit kommt mit dem Essen. So schweben auch schon neue Ideen im Raum, welche umgesetzt werden wollen:</text:p>
      <text:h text:style-name="Heading_20_2" text:outline-level="2"><text:bookmark-start text:name="__RefHeading___Toc542_433743450"/>Dreiwegweichen<text:bookmark-end text:name="__RefHeading___Toc542_433743450"/></text:h>
      <text:p text:style-name="P20">Dreiwegweichen sind zwei normale Weichen, welche <text:span text:style-name="T11">symetrisch </text:span>übereinander gelegt sind. <text:span text:style-name="T11">Wie der Name sagt gibt es dabei drei mögliche Fahrwege. Mit zwei normalen Weichen sind aber vier mögliche Stellungen vorhanden. Bei der Dreiwegweiche ist eine Stellung mechanisch nicht möglich. Deshalb muss Softwareseitig unterbunden werden, dass diese unmögliche Stellung gewählt wird.</text:span></text:p>
      <text:h text:style-name="Heading_20_2" text:outline-level="2"><text:bookmark-start text:name="__RefHeading___Toc544_433743450"/>Doppel<text:span text:style-name="T11">k</text:span>reuzungsweichen mit einem Antrieb<text:bookmark-end text:name="__RefHeading___Toc544_433743450"/></text:h>
      <text:p text:style-name="P21">Eine Doppelkreuzungsweiche hat vier mögliche Fahrwege. Im Gegensatz zu den anderen Modellbahnherstellern bietet Märklin eine Doppelkreuzungsweiche an mit nur einem Antrieb, statt mit deren zwei. Die Software muss deshalb in der Lage sein je zwei Fahrwege mit derselben Stellung zu bedienen.</text:p>
      <text:h text:style-name="Heading_20_2" text:outline-level="2"><text:bookmark-start text:name="__RefHeading___Toc546_433743450"/>Mehrbegriffige Signale<text:bookmark-end text:name="__RefHeading___Toc546_433743450"/></text:h>
      <text:p text:style-name="P21">Einfache Signale kennen nur die Begriffe Halt und Fahrt. Bei der Bahn sind jedoch oft mehrbegriffige Signale im Einsatz, welche zusätzlich auch noch die maximal zu fahrende Geschwindigkeit anzeigen kann. Diese zusätzlichen Möglichkeiten sind im Moment noch nicht implementiert.</text:p>
      <text:h text:style-name="Heading_20_2" text:outline-level="2"><text:bookmark-start text:name="__RefHeading___Toc548_433743450"/>Bahnübergänge<text:bookmark-end text:name="__RefHeading___Toc548_433743450"/></text:h>
      <text:p text:style-name="P21">Bahnübergänge sind im Moment nicht als separates Objekt implementiert. Ein Bahnübergang für eine eingleisige Strecke <text:span text:style-name="T12">ist einfach zu implementieren. Hingegen sind Bahnübergänge, welche über mehrere Gleise führen komplex, denn wenn auf einem Gleis der Zug vorüber ist könnte auf dem anderen Gleis ein weiterer Zug herannahen.</text:span></text:p>
      <text:h text:style-name="Heading_20_2" text:outline-level="2"><text:bookmark-start text:name="__RefHeading___Toc550_433743450"/>Automatisches Umfahren des Zuges<text:bookmark-end text:name="__RefHeading___Toc550_433743450"/></text:h>
      <text:p text:style-name="P22">Insbesondere auf Modellbahnanlagen welche eine schon länger vergangene Zeit darstellt, ist es nötig, dass eine Lokomotive am Endbahnhof auf die andere Seite des Zuges gebracht wird um diesen wieder zum Ausgangspunkt zu ziehen. Dieses Umfahren des Zuges kann im Moment noch nicht konfiguriert werden.</text:p>
      <text:h text:style-name="P82" text:outline-level="2"><text:bookmark-start text:name="__RefHeading___Toc552_433743450"/><text:soft-page-break/>Lokfunktionen ausführen bei Fahrstrassen<text:bookmark-end text:name="__RefHeading___Toc552_433743450"/></text:h>
      <text:p text:style-name="P23">Wird eine Fahrstrasse gestellt könnte eine Lokfunktion ausgelöst werden. Z.B. könnte die Lok vor dem Losfahren pfeiffen. Oder sie könnte das Licht einschalten, bevor sie aus dem Depot fährt.</text:p>
      <text:h text:style-name="P83" text:outline-level="2"><text:bookmark-start text:name="__RefHeading___Toc554_433743450"/>Aktionen beim Freigeben von Fahrstrassen<text:bookmark-end text:name="__RefHeading___Toc554_433743450"/></text:h>
      <text:p text:style-name="P23">Fährt eine Lok aus dem Depot, so könnte nach dem Herausfahren die Tür wieder geschlossen werden.</text:p>
      <text:h text:style-name="Heading_20_2" text:outline-level="2"><text:bookmark-start text:name="__RefHeading___Toc556_433743450"/>Automatisches Rückstellen von Schu<text:span text:style-name="T10">t</text:span>zweichen<text:bookmark-end text:name="__RefHeading___Toc556_433743450"/></text:h>
      <text:p text:style-name="P24">Weichen werden beim Sperren einer Fahrstrasse gestellt. Schutzweichen sollten beim Freigeben der Fahrstrasse wieder in die Schutzstellung zurückgestellt werden.</text:p>
      <text:h text:style-name="Heading_20_2" text:outline-level="2"><text:bookmark-start text:name="__RefHeading___Toc558_433743450"/>Geschwindigkeit angepasst an Weichenstellung<text:bookmark-end text:name="__RefHeading___Toc558_433743450"/></text:h>
      <text:p text:style-name="P25">Ist eine Weiche geradeaus gestellt, so kann ein Zug schnell darüber fahren. Ist sie jedoch abzweigen<text:span text:style-name="T16">d</text:span> gestellt, so sollte die Geschwindigkeit reduziert werden.</text:p>
      <text:h text:style-name="P74" text:outline-level="1"><text:bookmark-start text:name="__RefHeading___Toc560_433743450"/>Literaturverzeichnis<text:bookmark-end text:name="__RefHeading___Toc560_433743450"/></text:h>
      <text:p text:style-name="P26"><text:span text:style-name="T13">Robert C. Martin (2009), Clean Code</text:span><text:bookmark text:name="CITAREFMartin20091"/>: A Handbook of Agile Software Craftsmanship, <text:span text:style-name="T14">Pearson Education, Inc, ISBN </text:span><text:bookmark text:name="CITAREFMartin2009"/>9780132350884</text:p>
      <text:p text:style-name="P27">SQLite Consortium: SQLite, <text:a xlink:type="simple" xlink:href="https://www.sqlite.org/" text:style-name="Internet_20_link" text:visited-style-name="Visited_20_Internet_20_Link">https://www.sqlite.org/</text:a> (abgerufen am 26. April 2019)</text:p>
      <text:p text:style-name="P28">StackOverflow, <text:a xlink:type="simple" xlink:href="https://stackoverflow.com/" text:style-name="Internet_20_link" text:visited-style-name="Visited_20_Internet_20_Link">https://stackoverflow.com/</text:a><text:span text:style-name="T15"> (abgerufen am 26. April 2019)</text:span></text:p>
      <text:p text:style-name="P29">Wikipedia: POSIX, <text:a xlink:type="simple" xlink:href="https://en.wikipedia.org/wiki/POSIX" text:style-name="Internet_20_link" text:visited-style-name="Visited_20_Internet_20_Link">https://en.wikipedia.org/wiki/POSIX</text:a> (abgerufen am 26. April 2019)</text:p>
      <text:p text:style-name="P30">Wikipedia: Sicherung von Zugfahrten <text:a xlink:type="simple" xlink:href="https://de.wikipedia.org/wiki/Sicherung_von_Zugfahrten" text:style-name="Internet_20_link" text:visited-style-name="Visited_20_Internet_20_Link">https://de.wikipedia.org/wiki/Sicherung_von_Zugfahrten</text:a> (abgerufen am 3. Mai 2019)</text:p>
      <text:p text:style-name="P31">Wikipedia: Gleisfreimeldeanlage, <text:a xlink:type="simple" xlink:href="https://de.wikipedia.org/wiki/Gleisfreimeldeanlage" text:style-name="Internet_20_link" text:visited-style-name="Visited_20_Internet_20_Link">https://de.wikipedia.org/wiki/Gleisfreimeldeanlage</text:a> (abgerufen am 7. Mai 2019)</text:p>
      <text:h text:style-name="Heading_20_1" text:outline-level="1"><text:bookmark-start text:name="__RefHeading___Toc562_433743450"/>Ehrlichkeitserklärung<text:bookmark-end text:name="__RefHeading___Toc562_433743450"/></text:h>
      <text:p text:style-name="P17">Hiermit erkläre ich, dass ich die vorliegende Master<text:span text:style-name="T9">thesis</text:span> selbständig, ohne Mithilfe Dritter und nur mit den angegebenen Quellen, Hilfsmitteln und Hilfeleistungen erstellt habe und dass Zitate kenntlich gemacht s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Verdana1" fo:font-family="Verdana" style:font-style-name="Standard"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40pt" fo:font-weight="bold" style:font-size-asian="28pt" style:font-weight-asian="bold" style:font-size-complex="28pt"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20pt" style:font-size-asian="18pt" style:font-size-complex="18pt"/>
    </style:style>
    <style:style style:name="TextkörperUntertitel" style:family="paragraph" style:parent-style-name="Text_20_body">
      <style:paragraph-properties fo:text-align="center" style:justify-single-word="false"/>
      <style:text-properties style:font-name="Verdana" fo:font-family="Verdana" style:font-family-generic="swiss" style:font-pitch="variable" fo:font-size="24pt" officeooo:rsid="0015b6d6" style:font-size-asian="28pt" style:font-size-complex="2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loext:contextual-spacing="false" fo:text-indent="0cm" style:auto-text-indent="false" style:page-number="auto" fo:break-before="page" style:shadow="non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Bild1" text:anchor-type="paragraph" svg:x="0.392cm" svg:y="-0.499cm" svg:width="6.459cm" svg:height="1cm" draw:z-index="16"><draw:image xlink:href="Pictures/10000000000009EF0000018A136D27D0F1F1AC5F.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ddy </meta:initial-creator>
    <meta:creation-date>2019-04-26T11:09:50.049057085</meta:creation-date>
    <dc:date>2019-05-28T19:01:57.133208322</dc:date>
    <dc:creator>Teddy </dc:creator>
    <meta:editing-duration>P6DT10H45M15S</meta:editing-duration>
    <meta:editing-cycles>23</meta:editing-cycles>
    <meta:generator>LibreOffice/5.1.6.2$Linux_X86_64 LibreOffice_project/10m0$Build-2</meta:generator>
    <meta:document-statistic meta:table-count="0" meta:image-count="9" meta:object-count="0" meta:page-count="17" meta:paragraph-count="168" meta:word-count="2452" meta:character-count="18060" meta:non-whitespace-character-count="15778"/>
  </office:meta>
</office:document-meta>
</file>